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9.006cm" fo:margin-left="-1.014cm" table:align="left"/>
    </style:style>
    <style:style style:name="Tableau1.A" style:family="table-column">
      <style:table-column-properties style:column-width="7.347cm"/>
    </style:style>
    <style:style style:name="Tableau1.B" style:family="table-column">
      <style:table-column-properties style:column-width="2.863cm"/>
    </style:style>
    <style:style style:name="Tableau1.D" style:family="table-column">
      <style:table-column-properties style:column-width="2.969cm"/>
    </style:style>
    <style:style style:name="Tableau1.E" style:family="table-column">
      <style:table-column-properties style:column-width="2.965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fr" fo:country="FR" officeooo:rsid="002f2237" officeooo:paragraph-rsid="00118ee2" style:language-asian="zxx" style:country-asian="none" style:language-complex="zxx" style:country-complex="none"/>
    </style:style>
    <style:style style:name="P2" style:family="paragraph" style:parent-style-name="Text_20_body">
      <style:text-properties fo:language="fr" fo:country="FR" officeooo:rsid="002f6faa" officeooo:paragraph-rsid="00118ee2" style:language-asian="zxx" style:country-asian="none" style:language-complex="zxx" style:country-complex="none"/>
    </style:style>
    <style:style style:name="P3" style:family="paragraph" style:parent-style-name="Text_20_body">
      <style:text-properties fo:language="fr" fo:country="FR" officeooo:rsid="00281704" officeooo:paragraph-rsid="00118ee2" style:language-asian="zxx" style:country-asian="none" style:language-complex="zxx" style:country-complex="none"/>
    </style:style>
    <style:style style:name="P4" style:family="paragraph" style:parent-style-name="Text_20_body">
      <style:text-properties fo:language="fr" fo:country="FR" officeooo:rsid="0033663c" officeooo:paragraph-rsid="00118ee2" style:language-asian="zxx" style:country-asian="none" style:language-complex="zxx" style:country-complex="none"/>
    </style:style>
    <style:style style:name="P5" style:family="paragraph" style:parent-style-name="Text_20_body">
      <style:text-properties fo:language="fr" fo:country="FR" officeooo:rsid="0026b72a" officeooo:paragraph-rsid="00118ee2" style:language-asian="zxx" style:country-asian="none" style:language-complex="zxx" style:country-complex="none"/>
    </style:style>
    <style:style style:name="P6" style:family="paragraph" style:parent-style-name="Text_20_body">
      <style:text-properties fo:language="fr" fo:country="FR" officeooo:rsid="002387f0" officeooo:paragraph-rsid="00118ee2" style:language-asian="zxx" style:country-asian="none" style:language-complex="zxx" style:country-complex="none"/>
    </style:style>
    <style:style style:name="P7" style:family="paragraph" style:parent-style-name="Text_20_body">
      <style:text-properties fo:language="fr" fo:country="FR" officeooo:paragraph-rsid="00118ee2" style:language-asian="zxx" style:country-asian="none" style:language-complex="zxx" style:country-complex="none"/>
    </style:style>
    <style:style style:name="P8" style:family="paragraph" style:parent-style-name="Text_20_body">
      <style:text-properties officeooo:rsid="002f6faa" officeooo:paragraph-rsid="00118ee2"/>
    </style:style>
    <style:style style:name="P9" style:family="paragraph" style:parent-style-name="Heading_20_2">
      <style:text-properties fo:language="fr" fo:country="FR" officeooo:paragraph-rsid="00118ee2" style:language-asian="zxx" style:country-asian="none" style:language-complex="zxx" style:country-complex="none"/>
    </style:style>
    <style:style style:name="P10" style:family="paragraph" style:parent-style-name="Heading_20_3">
      <style:text-properties fo:language="fr" fo:country="FR" officeooo:paragraph-rsid="00118ee2" style:language-asian="zxx" style:country-asian="none" style:language-complex="zxx" style:country-complex="none"/>
    </style:style>
    <style:style style:name="P11" style:family="paragraph" style:parent-style-name="Heading_20_4">
      <style:text-properties fo:language="fr" fo:country="FR" officeooo:paragraph-rsid="00118ee2" style:language-asian="zxx" style:country-asian="none" style:language-complex="zxx" style:country-complex="none"/>
    </style:style>
    <style:style style:name="P12" style:family="paragraph" style:parent-style-name="Table_20_Contents">
      <style:text-properties style:font-name="Arial" fo:font-size="11pt" fo:language="fr" fo:country="FR" officeooo:rsid="002f6faa" officeooo:paragraph-rsid="00118ee2" style:language-asian="zxx" style:country-asian="none" style:language-complex="zxx" style:country-complex="none"/>
    </style:style>
    <style:style style:name="P13" style:family="paragraph" style:parent-style-name="Table_20_Contents">
      <style:text-properties style:font-name="Arial" fo:font-size="11pt" fo:language="fr" fo:country="FR" officeooo:rsid="003018f3" officeooo:paragraph-rsid="00118ee2" style:language-asian="zxx" style:country-asian="none" style:language-complex="zxx" style:country-complex="none"/>
    </style:style>
    <style:style style:name="P14" style:family="paragraph" style:parent-style-name="Table_20_Contents">
      <style:text-properties style:font-name="Arial" fo:font-size="11pt" fo:language="fr" fo:country="FR" officeooo:rsid="00317af1" officeooo:paragraph-rsid="00118ee2" style:language-asian="zxx" style:country-asian="none" style:language-complex="zxx" style:country-complex="none"/>
    </style:style>
    <style:style style:name="P15" style:family="paragraph" style:parent-style-name="Table_20_Contents">
      <style:text-properties style:font-name="Arial" fo:font-size="11pt" fo:language="fr" fo:country="FR" officeooo:paragraph-rsid="00118ee2" style:language-asian="zxx" style:country-asian="none" style:language-complex="zxx" style:country-complex="none"/>
    </style:style>
    <style:style style:name="T1" style:family="text">
      <style:text-properties fo:font-size="11pt" style:font-size-asian="11pt" style:font-size-complex="11pt"/>
    </style:style>
    <style:style style:name="T2" style:family="text">
      <style:text-properties officeooo:rsid="002d7ed6"/>
    </style:style>
    <style:style style:name="T3" style:family="text">
      <style:text-properties officeooo:rsid="0033663c"/>
    </style:style>
    <style:style style:name="T4" style:family="text">
      <style:text-properties officeooo:rsid="002549cf"/>
    </style:style>
    <style:style style:name="T5" style:family="text">
      <style:text-properties officeooo:rsid="00342fc9"/>
    </style:style>
    <style:style style:name="T6" style:family="text">
      <style:text-properties officeooo:rsid="0029b0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Développement des fonctionnalités</text:h>
      <text:p text:style-name="P7">On utilisera une présentation basée sur l'architecture MVC car elle reste la plus utilisée et reste totalement adaptée au web.</text:p>
      <text:h text:style-name="P10" text:outline-level="3">Organisation de la base de données</text:h>
      <text:p text:style-name="P7">Cette partie s'apparente à la description du modèle.</text:p>
      <text:h text:style-name="P11" text:outline-level="4">Organisation des tables</text:h>
      <text:p text:style-name="P7">On u<text:span text:style-name="T1">tilisera un diagra</text:span>mme de classe pour schématiser le modèle.</text:p>
      <text:h text:style-name="P11" text:outline-level="4">Gestion de la base</text:h>
      <text:p text:style-name="P7">On décrira ici les droits de utilisateurs sur les tables <text:span text:style-name="T2">(tableau ci-dessous)</text:span>, ainsi que les mesures de sécurité et d'optimisation à mettre en oeuvre.</text:p>
      <text:p text:style-name="P7"/>
      <text:p text:style-name="P1">Tableau des droits d'accès aux tables pour chaque rôle-utilisateur :</text:p>
      <table:table table:name="Tableau1" table:style-name="Tableau1">
        <table:table-column table:style-name="Tableau1.A"/>
        <table:table-column table:style-name="Tableau1.B" table:number-columns-repeated="2"/>
        <table:table-column table:style-name="Tableau1.D"/>
        <table:table-column table:style-name="Tableau1.E"/>
        <table:table-row>
          <table:table-cell table:style-name="Tableau1.A1" office:value-type="string">
            <text:p text:style-name="P12">Tables \ Rôles</text:p>
          </table:table-cell>
          <table:table-cell table:style-name="Tableau1.A1" office:value-type="string">
            <text:p text:style-name="P13">Public</text:p>
          </table:table-cell>
          <table:table-cell table:style-name="Tableau1.A1" office:value-type="string">
            <text:p text:style-name="P14">Administrateur</text:p>
          </table:table-cell>
          <table:table-cell table:style-name="Tableau1.A1" office:value-type="string">
            <text:p text:style-name="P15"/>
          </table:table-cell>
          <table:table-cell table:style-name="Tableau1.E1"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A2" office:value-type="string">
            <text:p text:style-name="P15"/>
          </table:table-cell>
          <table:table-cell table:style-name="Tableau1.A2" office:value-type="string">
            <text:p text:style-name="P15"/>
          </table:table-cell>
          <table:table-cell table:style-name="Tableau1.E2" office:value-type="string">
            <text:p text:style-name="P15"/>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A2" office:value-type="string">
            <text:p text:style-name="P15"/>
          </table:table-cell>
          <table:table-cell table:style-name="Tableau1.A2" office:value-type="string">
            <text:p text:style-name="P15"/>
          </table:table-cell>
          <table:table-cell table:style-name="Tableau1.E2" office:value-type="string">
            <text:p text:style-name="P15"/>
          </table:table-cell>
        </table:table-row>
      </table:table>
      <text:p text:style-name="P8"/>
      <text:p text:style-name="P2">(Base CRUD : Create, Read, Update et Delete<text:span text:style-name="T3">)</text:span></text:p>
      <text:h text:style-name="P10" text:outline-level="3">Pour chaque Fonctionnalité</text:h>
      <text:p text:style-name="P7">Cette partie regroupe <text:span text:style-name="T4">la partie vue et contrôleur du découpage MVC.</text:span></text:p>
      <text:p text:style-name="P7">On doit retrouver ici la spécification pour chaque fonctionnalité. Il faut au minimum spécifier la bibliothèque de code ou l'extension de CMS.</text:p>
      <text:p text:style-name="P7">Pour une fonctionnalité non-existente et spécifique, il faut spécifier les sous-parties suivantes.</text:p>
      <text:h text:style-name="P11" text:outline-level="4">Description détaillée</text:h>
      <text:p text:style-name="P3">Description du scénario nominal et des cas particuliers.</text:p>
      <text:p text:style-name="P4">Dans le cas d'une fonctionnalité de Gestion, avec plusieurs cas d'utilisations simples (création, modification, suppression), il suffit de les décrire sur la base <text:span text:style-name="T5">du "BREAD" : Browse, Read, Edit, Add et Delete. Cela permet de déterminer plus facilement les wireframes (il est donc possible de faire des wireframes types pour chaque action du "BREAD") et permet d'éviter de faire les processus et de protocoles.</text:span></text:p>
      <text:p text:style-name="P3">On y donne aussi le diagramme de cas d'utilisation <text:span text:style-name="T6">nominal.</text:span></text:p>
      <text:h text:style-name="P11" text:outline-level="4">Formulaires d'enregistrements</text:h>
      <text:p text:style-name="P5">Wireframes des formulaires.</text:p>
      <text:h text:style-name="P11" text:outline-level="4">Affichage d'informations</text:h>
      <text:p text:style-name="P5">Wireframes des pages de présentations.</text:p>
      <text:h text:style-name="P11" text:outline-level="4"><text:soft-page-break/>Processus et Protocoles</text:h>
      <text:p text:style-name="P6">Diagrammes d'activités et de séquence. <text:span text:style-name="T4">Partie facultative pour une programmation avancé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3S</meta:editing-duration>
    <meta:editing-cycles>3</meta:editing-cycles>
    <meta:generator>LibreOffice/4.4.3.2$Windows_x86 LibreOffice_project/88805f81e9fe61362df02b9941de8e38a9b5fd16</meta:generator>
    <dc:date>2017-05-21T01:13:44.316000000</dc:date>
    <meta:document-statistic meta:table-count="1" meta:image-count="0" meta:object-count="0" meta:page-count="2" meta:paragraph-count="27" meta:word-count="259" meta:character-count="1754" meta:non-whitespace-character-count="1522"/>
    <meta:user-defined meta:name="Info 1"/>
    <meta:user-defined meta:name="Info 2"/>
    <meta:user-defined meta:name="Info 3"/>
    <meta:user-defined meta:name="Info 4"/>
  </office:meta>
</office:document-meta>
</file>